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37cm" fo:keep-together="auto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 style:may-break-between-rows="true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 fo:keep-together="auto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elle2.C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b29b7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22b7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3d0ca" officeooo:paragraph-rsid="0023d0ca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8d48" officeooo:paragraph-rsid="00258d48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7ef2f" officeooo:paragraph-rsid="0027ef2f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Standard">
      <style:text-properties officeooo:rsid="00208834" officeooo:paragraph-rsid="00208834"/>
    </style:style>
    <style:style style:name="P11" style:family="paragraph" style:parent-style-name="Standard">
      <style:text-properties officeooo:paragraph-rsid="00258d48"/>
    </style:style>
    <style:style style:name="P12" style:family="paragraph" style:parent-style-name="Table_20_Contents" style:list-style-name="L1">
      <style:text-properties style:font-name="Arial" fo:font-style="italic" officeooo:rsid="0023d0ca" officeooo:paragraph-rsid="0023d0ca" style:font-style-asian="italic" style:font-style-complex="italic"/>
    </style:style>
    <style:style style:name="P13" style:family="paragraph" style:parent-style-name="Table_20_Contents" style:list-style-name="L3">
      <style:text-properties style:font-name="Arial" fo:font-style="italic" officeooo:rsid="00258d48" officeooo:paragraph-rsid="00258d48" style:font-style-asian="italic" style:font-style-complex="italic"/>
    </style:style>
    <style:style style:name="P14" style:family="paragraph" style:parent-style-name="Table_20_Contents" style:list-style-name="L4">
      <style:text-properties style:font-name="Arial" fo:font-style="italic" officeooo:rsid="00258d48" officeooo:paragraph-rsid="00258d48" style:font-style-asian="italic" style:font-style-complex="italic"/>
    </style:style>
    <style:style style:name="P15" style:family="paragraph" style:parent-style-name="Table_20_Contents" style:list-style-name="L5">
      <style:text-properties style:font-name="Arial" fo:font-style="italic" officeooo:rsid="00258d48" officeooo:paragraph-rsid="00258d48" style:font-style-asian="italic" style:font-style-complex="italic"/>
    </style:style>
    <style:style style:name="P16" style:family="paragraph" style:parent-style-name="Table_20_Contents" style:list-style-name="L3">
      <style:text-properties style:font-name="Arial" fo:font-style="italic" officeooo:rsid="0021db60" officeooo:paragraph-rsid="00258d48" style:font-style-asian="italic" style:font-style-complex="italic"/>
    </style:style>
    <style:style style:name="P17" style:family="paragraph" style:parent-style-name="Table_20_Contents" style:list-style-name="L4">
      <style:text-properties style:font-name="Arial" fo:font-style="italic" officeooo:rsid="0021db60" officeooo:paragraph-rsid="00258d48" style:font-style-asian="italic" style:font-style-complex="italic"/>
    </style:style>
    <style:style style:name="P18" style:family="paragraph" style:parent-style-name="Table_20_Contents" style:list-style-name="L6">
      <style:text-properties style:font-name="Arial" fo:font-style="italic" officeooo:rsid="0021db60" officeooo:paragraph-rsid="00258d48" style:font-style-asian="italic" style:font-style-complex="italic"/>
    </style:style>
    <style:style style:name="P19" style:family="paragraph" style:parent-style-name="Table_20_Contents" style:list-style-name="L6">
      <style:text-properties style:font-name="Arial" fo:font-style="italic" officeooo:rsid="002504c9" officeooo:paragraph-rsid="00258d48" style:font-style-asian="italic" style:font-style-complex="italic"/>
    </style:style>
    <style:style style:name="P20" style:family="paragraph" style:parent-style-name="Table_20_Contents" style:list-style-name="L2">
      <style:text-properties style:font-name="Arial" officeooo:rsid="0023d0ca" officeooo:paragraph-rsid="0023d0ca"/>
    </style:style>
    <style:style style:name="P21" style:family="paragraph" style:parent-style-name="Table_20_Contents" style:list-style-name="L6">
      <style:text-properties style:font-name="Arial" officeooo:rsid="0023d0ca" officeooo:paragraph-rsid="00258d48"/>
    </style:style>
    <style:style style:name="P22" style:family="paragraph" style:parent-style-name="Table_20_Contents" style:list-style-name="L5">
      <style:text-properties style:font-name="Arial" officeooo:rsid="00258d48" officeooo:paragraph-rsid="00258d48"/>
    </style:style>
    <style:style style:name="P23" style:family="paragraph" style:parent-style-name="Table_20_Contents" style:list-style-name="L6">
      <style:text-properties style:font-name="Arial" officeooo:rsid="00258d48" officeooo:paragraph-rsid="00258d48"/>
    </style:style>
    <style:style style:name="T1" style:family="text">
      <style:text-properties officeooo:rsid="00232872"/>
    </style:style>
    <style:style style:name="T2" style:family="text">
      <style:text-properties fo:font-weight="bold" officeooo:rsid="001af903" style:font-weight-asian="bold" style:font-weight-complex="bold"/>
    </style:style>
    <style:style style:name="T3" style:family="text">
      <style:text-properties fo:font-weight="bold" officeooo:rsid="002180a0" style:font-weight-asian="bold" style:font-weight-complex="bold"/>
    </style:style>
    <style:style style:name="T4" style:family="text">
      <style:text-properties fo:font-weight="bold" officeooo:rsid="00222b7b" style:font-weight-asian="bold" style:font-weight-complex="bold"/>
    </style:style>
    <style:style style:name="T5" style:family="text">
      <style:text-properties officeooo:rsid="0020fab9"/>
    </style:style>
    <style:style style:name="T6" style:family="text">
      <style:text-properties officeooo:rsid="00258d48"/>
    </style:style>
    <style:style style:name="T7" style:family="text">
      <style:text-properties officeooo:rsid="0025d127"/>
    </style:style>
    <style:style style:name="T8" style:family="text">
      <style:text-properties officeooo:rsid="00265f1e"/>
    </style:style>
    <style:style style:name="T9" style:family="text">
      <style:text-properties officeooo:rsid="0027ef2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4">4</text:span></text:p>
          </table:table-cell>
          <table:table-cell table:style-name="Tabelle4.C1" office:value-type="string">
            <text:p text:style-name="P3">Title: <text:span text:style-name="T3">Coding session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5">This is a screencast of a coding session with additional slides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6">data, variables</text:p>
            <text:p text:style-name="P6">reading data</text:p>
          </table:table-cell>
          <table:table-cell table:style-name="Tabelle1.C2" office:value-type="string">
            <text:list xml:id="list1358540406405964392" text:style-name="L1">
              <text:list-item>
                <text:p text:style-name="P12"><text:span text:style-name="T8">(</text:span>Intro. <text:span text:style-name="T8">Briefly describe what is covered in this session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6">{Displaying data}</text:p>
          </table:table-cell>
          <table:table-cell table:style-name="Tabelle1.C3" office:value-type="string">
            <text:list xml:id="list4206501218651668731" text:style-name="L2">
              <text:list-item>
                <text:p text:style-name="P20">Displaying data</text:p>
              </text:list-item>
              <text:list-item>
                <text:p text:style-name="P20">To display data we use a procedure called MsgBox. Details about MsgBox come later in the cours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7">Example1-1.vbs</text:p>
          </table:table-cell>
          <table:table-cell table:style-name="Tabelle1.C4" office:value-type="string">
            <text:list xml:id="list4291640160780659240" text:style-name="L3">
              <text:list-item>
                <text:p text:style-name="P13">(Open editor, create a new file Example1-1.vbs)</text:p>
              </text:list-item>
              <text:list-item>
                <text:p text:style-name="P16"><text:span text:style-name="T6">(</text:span>Save file first with extension .vbs, to get the syntax highlighting in the editor<text:span text:style-name="T6">)</text:span></text:p>
              </text:list-item>
              <text:list-item>
                <text:p text:style-name="P13">(Create “Hello World” example)</text:p>
              </text:list-item>
              <text:list-item>
                <text:p text:style-name="P13">(Briefly describe data type str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7">Example1-1.vbs</text:p>
          </table:table-cell>
          <table:table-cell table:style-name="Tabelle1.C5" office:value-type="string">
            <text:list xml:id="list4719907097663456330" text:style-name="L4">
              <text:list-item>
                <text:p text:style-name="P17">(Write code <text:span text:style-name="T6">as provided in Example1-1.vbs)</text:span></text:p>
              </text:list-item>
              <text:list-item>
                <text:p text:style-name="P14"><text:span text:style-name="T6">(</text:span>E<text:span text:style-name="T6">xplain single steps, </text:span>explain commen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{Variables}</text:p>
          </table:table-cell>
          <table:table-cell table:style-name="Tabelle1.C6" office:value-type="string">
            <text:list xml:id="list5013664651238638560" text:style-name="L5">
              <text:list-item>
                <text:p text:style-name="P22">A way to store values</text:p>
              </text:list-item>
              <text:list-item>
                <text:p text:style-name="P22">1. we declare a variable</text:p>
              </text:list-item>
              <text:list-item>
                <text:p text:style-name="P22">2. we assign a value to it</text:p>
              </text:list-item>
              <text:list-item>
                <text:p text:style-name="P15">(Explain naming convention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7">Example1-2.vbs</text:p>
          </table:table-cell>
          <table:table-cell table:style-name="Tabelle1.C7" office:value-type="string">
            <text:list xml:id="list372329573394042907" text:style-name="L6">
              <text:list-item>
                <text:p text:style-name="P19">(Create new file, save as Example1-<text:span text:style-name="T6">2</text:span>.vbs)</text:p>
              </text:list-item>
              <text:list-item>
                <text:p text:style-name="P18">(Write code and explain <text:span text:style-name="T7">single steps. Find details in provided vbs file</text:span>)</text:p>
              </text:list-item>
            </text:list>
          </table:table-cell>
        </table:table-row>
        <text:soft-page-break/>
        <table:table-row table:style-name="Tabelle1.8">
          <table:table-cell table:style-name="Tabelle1.A2" office:value-type="string">
            <text:p text:style-name="P8">7</text:p>
          </table:table-cell>
          <table:table-cell table:style-name="Tabelle1.A2" office:value-type="string">
            <text:p text:style-name="P7">Example1-3.vbs</text:p>
          </table:table-cell>
          <table:table-cell table:style-name="Tabelle1.C8" office:value-type="string">
            <text:list xml:id="list213431224188286" text:continue-numbering="true" text:style-name="L6">
              <text:list-item>
                <text:p text:style-name="P19">(Create new file, save as Example1-<text:span text:style-name="T6">3</text:span>.vbs)</text:p>
              </text:list-item>
              <text:list-item>
                <text:p text:style-name="P18">(Write code and explain <text:span text:style-name="T7">single steps. Find details in provided vbs file</text:span>)</text:p>
              </text:list-item>
            </text:list>
          </table:table-cell>
        </table:table-row>
      </table:table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8">8</text:p>
          </table:table-cell>
          <table:table-cell table:style-name="Tabelle2.A1" office:value-type="string">
            <text:p text:style-name="P7">{Reading data}</text:p>
          </table:table-cell>
          <table:table-cell table:style-name="Tabelle2.C1" office:value-type="string">
            <text:list xml:id="list213431531086268" text:continue-numbering="true" text:style-name="L6">
              <text:list-item>
                <text:p text:style-name="P23">Reading data</text:p>
              </text:list-item>
              <text:list-item>
                <text:p text:style-name="P23">InputBox; prompts user to enter a text</text:p>
              </text:list-item>
              <text:list-item>
                <text:p text:style-name="P23">Takes a parameter, text we want to display</text:p>
              </text:list-item>
              <text:list-item>
                <text:p text:style-name="P21">Details about <text:span text:style-name="T6">Input</text:span>Box come later in the course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8">9</text:p>
          </table:table-cell>
          <table:table-cell table:style-name="Tabelle2.A2" office:value-type="string">
            <text:p text:style-name="P7">Example1-<text:span text:style-name="T9">4</text:span>.vbs</text:p>
          </table:table-cell>
          <table:table-cell table:style-name="Tabelle2.C2" office:value-type="string">
            <text:list xml:id="list213432058398438" text:continue-numbering="true" text:style-name="L6">
              <text:list-item>
                <text:p text:style-name="P19">(Create new file, save as Example1-<text:span text:style-name="T9">4</text:span>.vbs)</text:p>
              </text:list-item>
              <text:list-item>
                <text:p text:style-name="P18">(Write code and explain <text:span text:style-name="T7">single steps. Find details in provided vbs file</text:span>)</text:p>
              </text:list-item>
            </text:list>
          </table:table-cell>
        </table:table-row>
        <table:table-row table:style-name="Tabelle2.1">
          <table:table-cell table:style-name="Tabelle2.A3" office:value-type="string">
            <text:p text:style-name="P8">10</text:p>
          </table:table-cell>
          <table:table-cell table:style-name="Tabelle2.A3" office:value-type="string">
            <text:p text:style-name="P7">Example1-<text:span text:style-name="T9">5</text:span>.vbs</text:p>
          </table:table-cell>
          <table:table-cell table:style-name="Tabelle2.C3" office:value-type="string">
            <text:list xml:id="list213432838386766" text:continue-numbering="true" text:style-name="L6">
              <text:list-item>
                <text:p text:style-name="P19">(Create new file, save as Example1-<text:span text:style-name="T9">5</text:span>.vbs)</text:p>
              </text:list-item>
              <text:list-item>
                <text:p text:style-name="P18">(Write code and explain <text:span text:style-name="T7">single steps. Find details in provided vbs file</text:span>)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29b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11S</meta:editing-duration>
    <meta:editing-cycles>14</meta:editing-cycles>
    <meta:generator>LibreOffice/5.1.2.2$Windows_x86 LibreOffice_project/d3bf12ecb743fc0d20e0be0c58ca359301eb705f</meta:generator>
    <dc:date>2017-08-07T21:07:17.948000000</dc:date>
    <meta:document-statistic meta:table-count="3" meta:image-count="1" meta:object-count="0" meta:page-count="2" meta:paragraph-count="54" meta:word-count="273" meta:character-count="1609" meta:non-whitespace-character-count="136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